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'année dernière, nous avons été introduit au machine learning, plus précisément les catégories d'apprentissage supervisé avec la linear et logistic regression, ainsi que l'apprentissage non supervisé avec la méthode des K-nearest neighbors (KNN).</text:p>
      <text:p text:style-name="Standard">Nous avons aussi découvert la méthode de descente de Gradient pour minimiser une fonction de coût dans le but de trouver de bon paramètres pour un modèle.</text:p>
      <text:p text:style-name="Standard">Ce tp m'a permis de découvrir de manière détaillée cet algorithme, même si le vocabulaire était différent de notre cours de l'an dernier.</text:p>
      <text:p text:style-name="Standard"/>
      <text:p text:style-name="Standard">Ci-dessous l'exercice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4T18:47:40.02</meta:creation-date>
    <meta:generator>OpenOffice/4.1.14$Win32 OpenOffice.org_project/4114m1$Build-9811</meta:generator>
    <dc:date>2023-09-14T19:19:10.25</dc:date>
    <meta:editing-duration>PT5M25S</meta:editing-duration>
    <meta:editing-cycles>4</meta:editing-cycles>
    <meta:document-statistic meta:table-count="0" meta:image-count="0" meta:object-count="0" meta:page-count="1" meta:paragraph-count="4" meta:word-count="86" meta:character-count="562"/>
  </office:meta>
</office:document-meta>
</file>